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ightRecorderApplicationStartup.sta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ightRecorderApplicationStartup.FlightRecorderApplicationStar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